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c7619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c7619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IX</text:span></text:p>
      <text:p text:style-name="P2"><text:span text:style-name="T4">–Павел Даниилович, мы приближаемся к нашей цели. По нашим расчетам «Надежда прибудет» в квадрат расположения базы через четыре дня.</text:span></text:p>
      <text:p text:style-name="P2"><text:span text:style-name="T4">–Хорошо, благодарю, – ответил Алехин, пройдясь по палубе. </text:span></text:p>
      <text:p text:style-name="P2"><text:span text:style-name="T4">Экспедиция в неизведанный регион Арктики продолжалась уже пару недель. Павел посвящал свое время ведению исследовательского дневника, однако по вечерам его не покидали мысли о произошедшем. На севере в его планах было провести не менее 5 лет. Он сдружился с экипажем, но лишь один из ученых Максим вызывал у него подозрение и недоверие. Павлу казалось, что он знает его, но Алехин все никак не мог вспомнить, где же он видел этого человека. Прошло еще 4 дня. Ледокол приближался к нужному квадрату. Алехин как обычно стоял на палубе, кутаясь в теплую одежду. </text:span></text:p>
      <text:p text:style-name="P2"><text:span text:style-name="T4">–Павел, пойдемте ужинать! – крикнул кто-то.</text:span></text:p>
      <text:p text:style-name="P2"><text:span text:style-name="T4">–Да, да, иду.</text:span></text:p>
      <text:p text:style-name="P2"><text:span text:style-name="T4">За ужином Павел заметил отсутствие Максима, но не придал этому никакого значения. Максим же тем временем, озираясь по сторонам, осторожно и тихо спускался в машинное отделение. Подойдя к атомному двигателю, он еще раз осмотрелся и, убедившись, что никого нет, незаметно закрепил небольшую коробочку с двумя проводами, присоединив их к круглому предмету, похожему на часы, и удалился. После ужина Алехин обошел «Надежду» в поисках Максима, но к его удивлению того нигде не было. На следующий день ровно за 5 часов до прибытия на «Надежде» прогремел сокрушительный взрыв.</text:span></text:p>
      <text:p text:style-name="P2"><text:soft-page-break/><text:span text:style-name="T4">Вбежавший в одно из помещений базы человек в белом халате был явно взволнован. Человек, стоявший у доски, обернулся, вопросительно попросив на него.</text:span></text:p>
      <text:p text:style-name="P2"><text:span text:style-name="T4">–Сергей Иванович, «Надежда» пропала с радаров! </text:span></text:p>
      <text:p text:style-name="P2"><text:span text:style-name="T4">–Что?! Не может быть! Ей оставалось 4 часа до прибытия!</text:span></text:p>
      <text:p text:style-name="P2"><text:span text:style-name="T4">–Знаю! Это случилось буквально 5 минут назад!</text:span></text:p>
      <text:p text:style-name="P2"><text:span text:style-name="T4">–Твою ж мать! У них сам Алехин на борту! Срочно поднимайте Вертолеты, Денис Валерьевич!</text:span></text:p>
      <text:p text:style-name="P2"><text:span text:style-name="T4">–Будет сделано, – сказал вбежавший и удалился.</text:span></text:p>
      <text:p text:style-name="P2"><text:span text:style-name="T4">Сергей Иванович сел на стул, держась руками за голову. </text:span></text:p>
      <text:p text:style-name="P2"><text:span text:style-name="T4">Открыв глаза, Алехин ощутил пронзающую боль и гул в ушах. Попытавшись встать, он тут же упал, издав пронзительный крик от боли. Льдина, на которую его вынесло, была красной от крови Павла. Глубоко вдохнув, он устремил взгляд в небо. «Ну, вот и все. Все кончено. Вот так глупо и безрассудно я умираю. Я сделал столько плохого и так мало успел. Я виноват и перед Юлей и перед Дашей. Виноват перед Евгением, перед отцом, даже перед Виктором. Но главная моя вина это вина перед самим собой. Я не разобрался в себе и хотел уйти от проблем. Боялся меняться. Какой я идиот! Умру здесь никем! И никто не узнает!» – думал Павел, и по щеке его, замерзая, покатилась слеза. Боль уже не волновала его. Он истекал кровью и уже терял сознание, видя садящиеся вертолеты, и уже размыто и неотчетливо слыша голоса людей: «Сюда! Скорее! Необходима медицинская капсула!» Посмотрев еще раз в небо, Павел закрыл глаза, и голова его упала на ле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1:04.985000000</meta:creation-date>
    <dc:date>2022-05-15T19:31:26.131000000</dc:date>
    <meta:editing-duration>PT21S</meta:editing-duration>
    <meta:editing-cycles>1</meta:editing-cycles>
    <meta:document-statistic meta:table-count="0" meta:image-count="0" meta:object-count="0" meta:page-count="2" meta:paragraph-count="15" meta:word-count="442" meta:character-count="2784" meta:non-whitespace-character-count="2349"/>
    <meta:generator>LibreOffice/7.2.2.2$Windows_X86_64 LibreOffice_project/02b2acce88a210515b4a5bb2e46cbfb63fe97d56</meta:generator>
  </office:meta>
</office:document-meta>
</file>